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ext-properties fo:font-size="12pt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3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55" table:default-cell-style-name="ce28"/>
        <table:table-row table:style-name="ro1">
          <table:table-cell table:style-name="ce23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NF 6313 - process. 08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09-05" calcext:value-type="date">
            <text:p>05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NF 6322 - process. 09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0-04" calcext:value-type="date">
            <text:p>04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NF 6331 - process. 10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NF 6340 - process. 11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NF 6349 - process. 12/2024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NF 6358 - process. 01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2-06" calcext:value-type="date">
            <text:p>06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NF 6367 - process. 02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3-07" calcext:value-type="date">
            <text:p>07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NF 6376 - process. 03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4-07" calcext:value-type="date">
            <text:p>07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NF 6385 - process. 04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5-06" calcext:value-type="date">
            <text:p>06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NF 6394 - process. 05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6-05" calcext:value-type="date">
            <text:p>05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NF 6403 - process. 06/2025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24" office:value-type="date" office:date-value="2025-07-07" calcext:value-type="date">
            <text:p>07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43"/>
          <table:table-cell table:number-columns-repeated="55"/>
        </table:table-row>
        <table:table-row table:style-name="ro2">
          <table:table-cell table:style-name="ce25" table:number-columns-repeated="6"/>
          <table:table-cell table:style-name="ce41" office:value-type="string" calcext:value-type="string">
            <text:p>TOTAL</text:p>
          </table:table-cell>
          <table:table-cell table:style-name="ce33" table:formula="of:=SUM([.H2:.H12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7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2">
          <table:table-cell table:style-name="ce26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4"/>
          <table:table-cell table:number-columns-repeated="55"/>
        </table:table-row>
        <table:table-row table:style-name="ro2" table:number-rows-repeated="31983">
          <table:table-cell table:style-name="ce26"/>
          <table:table-cell table:style-name="ce31"/>
          <table:table-cell table:style-name="ce35" table:number-columns-repeated="2"/>
          <table:table-cell table:style-name="ce40"/>
          <table:table-cell table:style-name="ce35"/>
          <table:table-cell table:style-name="ce26"/>
          <table:table-cell table:style-name="ce35"/>
          <table:table-cell table:style-name="ce40"/>
          <table:table-cell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2">
      <number:text>-</number:text>
      <style:map style:condition="value()&gt;0" style:apply-style-name="N112P0"/>
      <style:map style:condition="value()&lt;0" style:apply-style-name="N112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  <number:text>,</number:text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date-style style:name="N131">
      <number:day number:style="long"/>
      <number:text>. </number:text>
      <number:month number:textual="true"/>
    </number:date-style>
    <number:date-style style:name="N132">
      <number:month number:textual="true"/>
      <number:text> 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7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8:11:07.629000000">00:00:00</text:time></text:span><text:span text:style-name="MT2"><text:s/></text:span></text:p>
        </style:region-center>
        <style:region-right>
          <text:p><text:span text:style-name="MT4">PSA Comercial Ltda.</text:span></text:p>
          <text:p><text:span text:style-name="MT2">Aley/Pedrico - Tel.: 3241-2174 / 3241-20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SA Comercial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PSA Comercial Ltda.</text:span></text:p>
          <text:p><text:span text:style-name="MT7">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8:11:07.6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5-07-14T18:11:17.129000000</dc:date>
    <dc:language>pt-PT</dc:language>
    <meta:editing-cycles>528</meta:editing-cycles>
    <meta:editing-duration>PT13H25M35S</meta:editing-duration>
    <meta:print-date>2020-01-09T15:25:59.983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